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2672" calcext:value-type="float">
            <text:p>152.4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904" calcext:value-type="float">
            <text:p>152.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81128" calcext:value-type="float">
            <text:p>152.2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7808" calcext:value-type="float">
            <text:p>152.3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3528" calcext:value-type="float">
            <text:p>152.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4008" calcext:value-type="float">
            <text:p>152.4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0584" calcext:value-type="float">
            <text:p>152.5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7912" calcext:value-type="float">
            <text:p>152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4008" calcext:value-type="float">
            <text:p>152.4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8392" calcext:value-type="float">
            <text:p>152.4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4112" calcext:value-type="float">
            <text:p>152.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0208" calcext:value-type="float">
            <text:p>152.5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8768" calcext:value-type="float">
            <text:p>152.4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4864" calcext:value-type="float">
            <text:p>152.4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572" calcext:value-type="float">
            <text:p>152.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4112" calcext:value-type="float">
            <text:p>152.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6952" calcext:value-type="float">
            <text:p>152.3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99232" calcext:value-type="float">
            <text:p>155.3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7912" calcext:value-type="float">
            <text:p>152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2296" calcext:value-type="float">
            <text:p>152.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524" calcext:value-type="float">
            <text:p>152.4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4384" calcext:value-type="float">
            <text:p>152.4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6096" calcext:value-type="float">
            <text:p>152.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4864" calcext:value-type="float">
            <text:p>152.4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0208" calcext:value-type="float">
            <text:p>152.5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4384" calcext:value-type="float">
            <text:p>152.4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24" calcext:value-type="float">
            <text:p>152.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1648" calcext:value-type="float">
            <text:p>152.6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764" calcext:value-type="float">
            <text:p>152.5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572" calcext:value-type="float">
            <text:p>152.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5072" calcext:value-type="float">
            <text:p>152.5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4112" calcext:value-type="float">
            <text:p>152.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1064" calcext:value-type="float">
            <text:p>152.5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5448" calcext:value-type="float">
            <text:p>152.5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288" calcext:value-type="float">
            <text:p>152.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3632" calcext:value-type="float">
            <text:p>152.5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0856" calcext:value-type="float">
            <text:p>152.3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6096" calcext:value-type="float">
            <text:p>152.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9144" calcext:value-type="float">
            <text:p>152.4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4864" calcext:value-type="float">
            <text:p>152.4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0208" calcext:value-type="float">
            <text:p>152.5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6304" calcext:value-type="float">
            <text:p>152.5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5448" calcext:value-type="float">
            <text:p>152.5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1648" calcext:value-type="float">
            <text:p>152.6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764" calcext:value-type="float">
            <text:p>152.5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7264" calcext:value-type="float">
            <text:p>152.6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1064" calcext:value-type="float">
            <text:p>152.5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4112" calcext:value-type="float">
            <text:p>152.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5072" calcext:value-type="float">
            <text:p>152.5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1816" calcext:value-type="float">
            <text:p>152.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5824" calcext:value-type="float">
            <text:p>152.5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2024" calcext:value-type="float">
            <text:p>152.5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336" calcext:value-type="float">
            <text:p>152.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7264" calcext:value-type="float">
            <text:p>152.6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0688" calcext:value-type="float">
            <text:p>152.5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7744" calcext:value-type="float">
            <text:p>152.6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9456" calcext:value-type="float">
            <text:p>152.6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0688" calcext:value-type="float">
            <text:p>152.5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2024" calcext:value-type="float">
            <text:p>152.5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5072" calcext:value-type="float">
            <text:p>152.5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2776" calcext:value-type="float">
            <text:p>152.5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764" calcext:value-type="float">
            <text:p>152.5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4592" calcext:value-type="float">
            <text:p>152.5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6952" calcext:value-type="float">
            <text:p>152.3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524" calcext:value-type="float">
            <text:p>152.4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8392" calcext:value-type="float">
            <text:p>152.4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4112" calcext:value-type="float">
            <text:p>152.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7912" calcext:value-type="float">
            <text:p>152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3048" calcext:value-type="float">
            <text:p>152.4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6576" calcext:value-type="float">
            <text:p>152.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2192" calcext:value-type="float">
            <text:p>152.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5344" calcext:value-type="float">
            <text:p>152.4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8392" calcext:value-type="float">
            <text:p>152.4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0856" calcext:value-type="float">
            <text:p>152.3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1816" calcext:value-type="float">
            <text:p>152.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764" calcext:value-type="float">
            <text:p>152.5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3632" calcext:value-type="float">
            <text:p>152.5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3152" calcext:value-type="float">
            <text:p>152.4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6304" calcext:value-type="float">
            <text:p>152.5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1816" calcext:value-type="float">
            <text:p>152.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2776" calcext:value-type="float">
            <text:p>152.5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3736" calcext:value-type="float">
            <text:p>152.5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0584" calcext:value-type="float">
            <text:p>152.5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5344" calcext:value-type="float">
            <text:p>152.4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3152" calcext:value-type="float">
            <text:p>152.4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2296" calcext:value-type="float">
            <text:p>152.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3632" calcext:value-type="float">
            <text:p>152.5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3528" calcext:value-type="float">
            <text:p>152.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3632" calcext:value-type="float">
            <text:p>152.5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7056" calcext:value-type="float">
            <text:p>152.4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7056" calcext:value-type="float">
            <text:p>152.4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6576" calcext:value-type="float">
            <text:p>152.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4864" calcext:value-type="float">
            <text:p>152.4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7432" calcext:value-type="float">
            <text:p>152.4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7056" calcext:value-type="float">
            <text:p>152.4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1336" calcext:value-type="float">
            <text:p>152.4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5616" calcext:value-type="float">
            <text:p>152.3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524" calcext:value-type="float">
            <text:p>152.4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3048" calcext:value-type="float">
            <text:p>152.4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6472" calcext:value-type="float">
            <text:p>152.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1336" calcext:value-type="float">
            <text:p>152.4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572" calcext:value-type="float">
            <text:p>152.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2672" calcext:value-type="float">
            <text:p>152.4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3152" calcext:value-type="float">
            <text:p>152.4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7912" calcext:value-type="float">
            <text:p>152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1816" calcext:value-type="float">
            <text:p>152.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572" calcext:value-type="float">
            <text:p>152.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9144" calcext:value-type="float">
            <text:p>152.4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3528" calcext:value-type="float">
            <text:p>152.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7432" calcext:value-type="float">
            <text:p>152.4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6952" calcext:value-type="float">
            <text:p>152.3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1712" calcext:value-type="float">
            <text:p>152.3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3424" calcext:value-type="float">
            <text:p>152.3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952" calcext:value-type="float">
            <text:p>152.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476" calcext:value-type="float">
            <text:p>152.3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952" calcext:value-type="float">
            <text:p>152.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2088" calcext:value-type="float">
            <text:p>152.3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428" calcext:value-type="float">
            <text:p>152.3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6472" calcext:value-type="float">
            <text:p>152.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5136" calcext:value-type="float">
            <text:p>152.3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6096" calcext:value-type="float">
            <text:p>152.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6952" calcext:value-type="float">
            <text:p>152.3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2944" calcext:value-type="float">
            <text:p>152.3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952" calcext:value-type="float">
            <text:p>152.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7328" calcext:value-type="float">
            <text:p>152.3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6472" calcext:value-type="float">
            <text:p>152.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1712" calcext:value-type="float">
            <text:p>152.3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9896" calcext:value-type="float">
            <text:p>152.3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5512" calcext:value-type="float">
            <text:p>152.3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0752" calcext:value-type="float">
            <text:p>152.3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5512" calcext:value-type="float">
            <text:p>152.3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2464" calcext:value-type="float">
            <text:p>152.3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6848" calcext:value-type="float">
            <text:p>152.3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5136" calcext:value-type="float">
            <text:p>152.3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1232" calcext:value-type="float">
            <text:p>152.3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8184" calcext:value-type="float">
            <text:p>152.3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1232" calcext:value-type="float">
            <text:p>152.3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5136" calcext:value-type="float">
            <text:p>152.3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3424" calcext:value-type="float">
            <text:p>152.3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38" calcext:value-type="float">
            <text:p>152.3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5512" calcext:value-type="float">
            <text:p>152.3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7704" calcext:value-type="float">
            <text:p>152.3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904" calcext:value-type="float">
            <text:p>152.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6848" calcext:value-type="float">
            <text:p>152.3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4656" calcext:value-type="float">
            <text:p>152.3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0752" calcext:value-type="float">
            <text:p>152.3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7704" calcext:value-type="float">
            <text:p>152.3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7704" calcext:value-type="float">
            <text:p>152.3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2464" calcext:value-type="float">
            <text:p>152.3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7704" calcext:value-type="float">
            <text:p>152.3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856" calcext:value-type="float">
            <text:p>152.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9792" calcext:value-type="float">
            <text:p>152.2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5888" calcext:value-type="float">
            <text:p>152.2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6368" calcext:value-type="float">
            <text:p>152.2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1608" calcext:value-type="float">
            <text:p>152.3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11024" calcext:value-type="float">
            <text:p>152.2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188" calcext:value-type="float">
            <text:p>152.2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284" calcext:value-type="float">
            <text:p>152.2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5408" calcext:value-type="float">
            <text:p>152.2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5888" calcext:value-type="float">
            <text:p>152.2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5032" calcext:value-type="float">
            <text:p>152.2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2464" calcext:value-type="float">
            <text:p>152.3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6368" calcext:value-type="float">
            <text:p>152.2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68352" calcext:value-type="float">
            <text:p>152.1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4552" calcext:value-type="float">
            <text:p>152.2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4552" calcext:value-type="float">
            <text:p>152.2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236" calcext:value-type="float">
            <text:p>152.2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8832" calcext:value-type="float">
            <text:p>152.1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3216" calcext:value-type="float">
            <text:p>152.2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0544" calcext:value-type="float">
            <text:p>152.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0064" calcext:value-type="float">
            <text:p>152.1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7976" calcext:value-type="float">
            <text:p>152.2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7976" calcext:value-type="float">
            <text:p>152.2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1712" calcext:value-type="float">
            <text:p>152.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4928" calcext:value-type="float">
            <text:p>152.2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7392" calcext:value-type="float">
            <text:p>152.1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616" calcext:value-type="float">
            <text:p>152.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4344" calcext:value-type="float">
            <text:p>152.1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3864" calcext:value-type="float">
            <text:p>152.0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4344" calcext:value-type="float">
            <text:p>152.1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044" calcext:value-type="float">
            <text:p>152.1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4824" calcext:value-type="float">
            <text:p>152.1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7392" calcext:value-type="float">
            <text:p>152.1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7872" calcext:value-type="float">
            <text:p>152.1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3488" calcext:value-type="float">
            <text:p>152.1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3592" calcext:value-type="float">
            <text:p>152.1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3592" calcext:value-type="float">
            <text:p>152.1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8144" calcext:value-type="float">
            <text:p>152.0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6432" calcext:value-type="float">
            <text:p>152.0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5576" calcext:value-type="float">
            <text:p>152.0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996" calcext:value-type="float">
            <text:p>152.0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996" calcext:value-type="float">
            <text:p>152.0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2904" calcext:value-type="float">
            <text:p>152.0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3384" calcext:value-type="float">
            <text:p>152.0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0816" calcext:value-type="float">
            <text:p>152.0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7288" calcext:value-type="float">
            <text:p>152.0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4616" calcext:value-type="float">
            <text:p>151.9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2528" calcext:value-type="float">
            <text:p>152.0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0544" calcext:value-type="float">
            <text:p>152.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7016" calcext:value-type="float">
            <text:p>152.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5096" calcext:value-type="float">
            <text:p>152.0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4616" calcext:value-type="float">
            <text:p>151.9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1192" calcext:value-type="float">
            <text:p>152.0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5576" calcext:value-type="float">
            <text:p>152.0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7288" calcext:value-type="float">
            <text:p>152.0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1568" calcext:value-type="float">
            <text:p>151.9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7184" calcext:value-type="float">
            <text:p>151.9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7184" calcext:value-type="float">
            <text:p>151.9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9" calcext:value-type="float">
            <text:p>152.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1192" calcext:value-type="float">
            <text:p>152.0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328" calcext:value-type="float">
            <text:p>151.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9752" calcext:value-type="float">
            <text:p>151.9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804" calcext:value-type="float">
            <text:p>151.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0232" calcext:value-type="float">
            <text:p>151.9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3384" calcext:value-type="float">
            <text:p>152.0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0232" calcext:value-type="float">
            <text:p>151.9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1256" calcext:value-type="float">
            <text:p>151.7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4888" calcext:value-type="float">
            <text:p>151.8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1944" calcext:value-type="float">
            <text:p>151.9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5848" calcext:value-type="float">
            <text:p>151.9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1944" calcext:value-type="float">
            <text:p>151.9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2904" calcext:value-type="float">
            <text:p>152.0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9856" calcext:value-type="float">
            <text:p>152.0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1088" calcext:value-type="float">
            <text:p>151.9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4992" calcext:value-type="float">
            <text:p>151.9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6976" calcext:value-type="float">
            <text:p>151.8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612" calcext:value-type="float">
            <text:p>151.8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8792" calcext:value-type="float">
            <text:p>151.8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3656" calcext:value-type="float">
            <text:p>151.9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804" calcext:value-type="float">
            <text:p>151.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4136" calcext:value-type="float">
            <text:p>151.9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8312" calcext:value-type="float">
            <text:p>151.8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7832" calcext:value-type="float">
            <text:p>151.8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4888" calcext:value-type="float">
            <text:p>151.8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136" calcext:value-type="float">
            <text:p>151.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5264" calcext:value-type="float">
            <text:p>151.8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66" calcext:value-type="float">
            <text:p>151.8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4992" calcext:value-type="float">
            <text:p>151.9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5744" calcext:value-type="float">
            <text:p>151.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4304" calcext:value-type="float">
            <text:p>151.7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4408" calcext:value-type="float">
            <text:p>151.8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136" calcext:value-type="float">
            <text:p>151.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756" calcext:value-type="float">
            <text:p>151.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612" calcext:value-type="float">
            <text:p>151.8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3176" calcext:value-type="float">
            <text:p>151.9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0984" calcext:value-type="float">
            <text:p>151.8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7456" calcext:value-type="float">
            <text:p>151.8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804" calcext:value-type="float">
            <text:p>151.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804" calcext:value-type="float">
            <text:p>151.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4408" calcext:value-type="float">
            <text:p>151.8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708" calcext:value-type="float">
            <text:p>151.8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576" calcext:value-type="float">
            <text:p>152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336" calcext:value-type="float">
            <text:p>152.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2208" calcext:value-type="float">
            <text:p>149.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3888" calcext:value-type="float">
            <text:p>147.6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9664" calcext:value-type="float">
            <text:p>145.1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876" calcext:value-type="float">
            <text:p>142.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4502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8984" calcext:value-type="float">
            <text:p>139.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54" meta:object-count="0"/>
    <meta:user-defined meta:name="AppVersion">3.0</meta:user-defined>
  </office:meta>
</office:document-meta>
</file>